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21-05-0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02508" calcext:value-type="float">
            <text:p>33.02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8296" calcext:value-type="float">
            <text:p>32.84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2696" calcext:value-type="float">
            <text:p>32.8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3844" calcext:value-type="float">
            <text:p>33.23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368992" calcext:value-type="float">
            <text:p>35.36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69576" calcext:value-type="float">
            <text:p>35.46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79632" calcext:value-type="float">
            <text:p>36.67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83976" calcext:value-type="float">
            <text:p>36.38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5208" calcext:value-type="float">
            <text:p>36.33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56672" calcext:value-type="float">
            <text:p>35.85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17632" calcext:value-type="float">
            <text:p>35.91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002976" calcext:value-type="float">
            <text:p>36.00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064" calcext:value-type="float">
            <text:p>35.6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606736" calcext:value-type="float">
            <text:p>35.60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0544" calcext:value-type="float">
            <text:p>35.9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28656" calcext:value-type="float">
            <text:p>35.72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64064" calcext:value-type="float">
            <text:p>35.56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44824" calcext:value-type="float">
            <text:p>35.4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25736" calcext:value-type="float">
            <text:p>35.22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8248" calcext:value-type="float">
            <text:p>35.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282" calcext:value-type="float">
            <text:p>35.12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2044" calcext:value-type="float">
            <text:p>35.2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954464" calcext:value-type="float">
            <text:p>34.95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881312" calcext:value-type="float">
            <text:p>34.88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536888" calcext:value-type="float">
            <text:p>34.53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29296" calcext:value-type="float">
            <text:p>33.2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9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312" calcext:value-type="float">
            <text:p>32.5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8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824144" calcext:value-type="float">
            <text:p>43.82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8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7962" calcext:value-type="float">
            <text:p>45.7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7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137F0022</text:p>
          </table:table-cell>
          <table:table-cell office:value-type="string" calcext:value-type="string">
            <text:p>197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8056" calcext:value-type="float">
            <text:p>44.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52" meta:object-count="0"/>
    <meta:user-defined meta:name="AppVersion">3.0</meta:user-defined>
  </office:meta>
</office:document-meta>
</file>